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60a78" officeooo:paragraph-rsid="00160a78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167096" officeooo:paragraph-rsid="0016709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67096" officeooo:paragraph-rsid="0016709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67096" officeooo:paragraph-rsid="001670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74cb5" officeooo:paragraph-rsid="001822ea" style:font-weight-asian="normal" style:font-weight-complex="normal"/>
    </style:style>
    <style:style style:name="T1" style:family="text">
      <style:text-properties officeooo:rsid="00182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VOD</text:p>
      <text:p text:style-name="P2"/>
      <text:p text:style-name="P4">Lakše donošenje odluka, praćenje… smanjiti posao unosa podataka</text:p>
      <text:p text:style-name="P4"/>
      <text:p text:style-name="P3">Analiza</text:p>
      <text:p text:style-name="P2"/>
      <text:p text:style-name="P4">Rad firme ćemo posmatrati kroz nekoliko modula (sektora).</text:p>
      <text:p text:style-name="P4"/>
      <text:p text:style-name="P2">Primanje porudžbina</text:p>
      <text:p text:style-name="P4"/>
      <text:p text:style-name="P5">U aktuelnom sistemu, kupac svoje porudžbine obavlja putem telefona, sms porukom ili elektronskom poštom i sve porudžbine se zapisuju na papir i odlažu na za to predviđeno mesto, bez unosa tih podataka u računarski sistem. Ovde vidimo najveću mogućnost za unapređenje.</text:p>
      <text:p text:style-name="P5">Prv<text:span text:style-name="T1">i korak je</text:span> unošenje ovih podataka u računar <text:span text:style-name="T1">od strane osobe koja prima porudžbinu</text:span>. <text:span text:style-name="T1">To daje mogućnost njihovog boljeg i prilagoćenog prikaza, te olakšava dalje donošenje odluka menadžerima prodaje i nabavke.</text:span></text:p>
      <text:p text:style-name="P5"><text:span text:style-name="T1">Drugi korak je uvođenje mogućnosti poručivanja preko Interneta za sve registrovane kupce. Ovim se smanjuje obim posla oko prijema i unosa porudžbina u računarski sistem. </text:span></text:p>
      <text:p text:style-name="P4"/>
      <text:p text:style-name="P4">Proizvodnja</text:p>
      <text:p text:style-name="P4">Prodaja i nabavka</text:p>
      <text:p text:style-name="P4">Knjigovodstv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37:13.321482304</meta:creation-date>
    <dc:date>2017-11-06T11:19:40.882454812</dc:date>
    <meta:editing-duration>PT25S</meta:editing-duration>
    <meta:editing-cycles>1</meta:editing-cycles>
    <meta:document-statistic meta:table-count="0" meta:image-count="0" meta:object-count="0" meta:page-count="1" meta:paragraph-count="11" meta:word-count="122" meta:character-count="837" meta:non-whitespace-character-count="725"/>
    <meta:generator>LibreOffice/5.1.6.2$Linux_X86_64 LibreOffice_project/10m0$Build-2</meta:generator>
  </office:meta>
</office:document-meta>
</file>